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fill="solid" draw:fill-color="#cccc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  <style:text-properties fo:font-size="4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6pt"/>
    </style:style>
    <style:style style:name="T1" style:family="text">
      <style:text-properties fo:font-size="40pt"/>
    </style:style>
    <style:style style:name="T2" style:family="text">
      <style:text-properties fo:font-size="20pt"/>
    </style:style>
    <style:style style:name="T3" style:family="text">
      <style:text-properties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cm" svg:height="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5cm" svg:height="1.5cm" svg:x="8cm" svg:y="1.5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5cm" svg:height="1.5cm" svg:x="0.5cm" svg:y="1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5cm" svg:height="1.5cm" svg:x="16.5cm" svg:y="1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.5cm" svg:height="1.5cm" svg:x="13.5cm" svg:y="1.5cm">
          <text:p text:style-name="P2"><text:span text:style-name="T2">mix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-0.45cm" svg:x1="1.25cm" svg:y1="1.5cm" svg:x2="14.25cm" svg:y2="1.5cm" draw:start-shape="id1" draw:start-glue-point="0" draw:end-shape="id2" draw:end-glue-point="0" svg:d="M1250 1500v-1000h13000v1000">
          <text:p/>
        </draw:connector>
        <draw:connector draw:style-name="gr3" draw:text-style-name="P4" draw:layer="layout" svg:x1="15cm" svg:y1="2.25cm" svg:x2="16.5cm" svg:y2="2.25cm" draw:start-shape="id2" draw:start-glue-point="1" draw:end-shape="id3" draw:end-glue-point="3" svg:d="M15000 2250h1500">
          <text:p/>
        </draw:connector>
        <draw:custom-shape draw:style-name="gr2" draw:text-style-name="P5" xml:id="id6" draw:id="id6" draw:layer="layout" svg:width="1.5cm" svg:height="1.5cm" svg:x="10.5cm" svg:y="1.5cm">
          <text:p text:style-name="P2"><text:span text:style-name="T3">EQ /</text:span></text:p>
          <text:p text:style-name="P2"><text:span text:style-name="T3">CLI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1.5cm" svg:height="1.5cm" svg:x="0.5cm" svg:y="6cm">
          <text:p text:style-name="P2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1.5cm" svg:height="1.5cm" svg:x="5.5cm" svg:y="1.5cm">
          <text:p text:style-name="P2">+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3" draw:text-style-name="P4" draw:layer="layout" svg:x1="2cm" svg:y1="2.25cm" svg:x2="5.5cm" svg:y2="2.249cm" draw:start-shape="id1" draw:start-glue-point="1" draw:end-shape="id4" draw:end-glue-point="6" svg:d="M2000 2250h1750v-1h1750">
          <text:p/>
        </draw:connector>
        <draw:connector draw:style-name="gr3" draw:text-style-name="P4" draw:layer="layout" svg:x1="7cm" svg:y1="2.249cm" svg:x2="8cm" svg:y2="2.25cm" draw:start-shape="id4" draw:start-glue-point="10" draw:end-shape="id5" draw:end-glue-point="3" svg:d="M7000 2249h500v1h500">
          <text:p/>
        </draw:connector>
        <draw:connector draw:style-name="gr3" draw:text-style-name="P4" draw:layer="layout" svg:x1="9.5cm" svg:y1="2.25cm" svg:x2="10.5cm" svg:y2="2.25cm" draw:start-shape="id5" draw:start-glue-point="1" draw:end-shape="id6" draw:end-glue-point="3" svg:d="M9500 2250h1000">
          <text:p/>
        </draw:connector>
        <draw:connector draw:style-name="gr3" draw:text-style-name="P4" draw:layer="layout" draw:line-skew="-0.05cm 0.45cm" svg:x1="12cm" svg:y1="2.25cm" svg:x2="6.249cm" svg:y2="3cm" draw:start-shape="id6" draw:start-glue-point="1" draw:end-shape="id4" draw:end-glue-point="8" svg:d="M12000 2250h500v1750h-6251v-1000">
          <text:p/>
        </draw:connector>
        <draw:connector draw:style-name="gr3" draw:text-style-name="P4" draw:layer="layout" svg:x1="12cm" svg:y1="2.25cm" svg:x2="13.5cm" svg:y2="2.25cm" draw:start-shape="id6" draw:start-glue-point="1" draw:end-shape="id2" draw:end-glue-point="3" svg:d="M12000 2250h1500">
          <text:p/>
        </draw:connector>
        <draw:custom-shape draw:style-name="gr2" draw:text-style-name="P1" xml:id="id10" draw:id="id10" draw:layer="layout" svg:width="1.5cm" svg:height="1.5cm" svg:x="8cm" svg:y="6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5cm" svg:height="1.5cm" svg:x="16.5cm" svg:y="6cm">
          <text:p text:style-name="P2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1.5cm" svg:height="1.5cm" svg:x="13.5cm" svg:y="6cm">
          <text:p text:style-name="P2"><text:span text:style-name="T2">mix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cm" svg:y1="6.75cm" svg:x2="16.5cm" svg:y2="6.75cm" draw:start-shape="id7" draw:start-glue-point="1" draw:end-shape="id8" draw:end-glue-point="3" svg:d="M15000 6750h1500">
          <text:p/>
        </draw:connector>
        <draw:custom-shape draw:style-name="gr2" draw:text-style-name="P5" xml:id="id11" draw:id="id11" draw:layer="layout" svg:width="1.5cm" svg:height="1.5cm" svg:x="10.5cm" svg:y="6cm">
          <text:p text:style-name="P2"><text:span text:style-name="T3">EQ /</text:span></text:p>
          <text:p text:style-name="P2"><text:span text:style-name="T3">CLI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1.5cm" svg:height="1.5cm" svg:x="5.5cm" svg:y="6cm">
          <text:p text:style-name="P2">+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3" draw:text-style-name="P4" draw:layer="layout" svg:x1="7cm" svg:y1="6.749cm" svg:x2="8cm" svg:y2="6.75cm" draw:start-shape="id9" draw:start-glue-point="10" draw:end-shape="id10" draw:end-glue-point="3" svg:d="M7000 6749h500v1h500">
          <text:p/>
        </draw:connector>
        <draw:connector draw:style-name="gr3" draw:text-style-name="P4" draw:layer="layout" svg:x1="9.5cm" svg:y1="6.75cm" svg:x2="10.5cm" svg:y2="6.75cm" draw:start-shape="id10" draw:start-glue-point="1" draw:end-shape="id11" draw:end-glue-point="3" svg:d="M9500 6750h1000">
          <text:p/>
        </draw:connector>
        <draw:connector draw:style-name="gr3" draw:text-style-name="P4" draw:layer="layout" draw:line-skew="0cm -0.45cm" svg:x1="12cm" svg:y1="6.75cm" svg:x2="6.249cm" svg:y2="6cm" draw:start-shape="id11" draw:start-glue-point="1" draw:end-shape="id9" draw:end-glue-point="4" svg:d="M12000 6750h550v-1750h-6301v1000">
          <text:p/>
        </draw:connector>
        <draw:connector draw:style-name="gr3" draw:text-style-name="P4" draw:layer="layout" svg:x1="12cm" svg:y1="6.75cm" svg:x2="13.5cm" svg:y2="6.75cm" draw:start-shape="id11" draw:start-glue-point="1" draw:end-shape="id7" draw:end-glue-point="3" svg:d="M12000 6750h1500">
          <text:p/>
        </draw:connector>
        <draw:connector draw:style-name="gr3" draw:text-style-name="P4" draw:layer="layout" svg:x1="2cm" svg:y1="6.75cm" svg:x2="5.5cm" svg:y2="6.749cm" draw:start-shape="id12" draw:start-glue-point="1" draw:end-shape="id9" draw:end-glue-point="6" svg:d="M2000 6750h1750v-1h1750">
          <text:p/>
        </draw:connector>
        <draw:custom-shape draw:style-name="gr2" draw:text-style-name="P3" draw:layer="layout" svg:width="1.5cm" svg:height="6cm" svg:x="3cm" svg:y="1.5cm">
          <text:p text:style-name="P2"><text:span text:style-name="T2">pa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2cm" svg:x="7cm" svg:y="3.5cm">
          <text:p text:style-name="P2"><text:span text:style-name="T2">feedback / </text:span></text:p>
          <text:p text:style-name="P2"><text:span text:style-name="T2">crossfeed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45cm" svg:x1="1.25cm" svg:y1="7.5cm" svg:x2="14.25cm" svg:y2="7.5cm" draw:start-shape="id12" draw:start-glue-point="2" draw:end-shape="id7" draw:end-glue-point="2" svg:d="M1250 7500v1000h13000v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